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bre de demi-journées d'absence<text:tab/></text:p>
          </table:table-cell>
          <table:table-cell table:style-name="ce1" office:value-type="string">
            <text:p>Justifiées</text:p>
          </table:table-cell>
          <table:table-cell table:style-name="ce1" office:value-type="string">
            <text:p>Nbre de retards</text:p>
          </table:table-cell>
        </table:table-row>
        <table:table-row table:style-name="ro2">
          <table:table-cell table:style-name="ce2" office:value-type="string">
            <text:p>[eleve_col.eleve.getNom;block=table:table-row]</text:p>
          </table:table-cell>
          <table:table-cell table:style-name="ce3" office:value-type="string">
            <text:p>[eleve_col.eleve.getPrenom]</text:p>
          </table:table-cell>
          <table:table-cell table:style-name="ce3" office:value-type="string">
            <text:p>[eleve_col.eleve.getClasseNomComplet]</text:p>
          </table:table-cell>
          <table:table-cell table:style-name="ce4" office:value-type="string">
            <text:p>[eleve_col.getDemiJourneesAbsencePreRempli]</text:p>
          </table:table-cell>
          <table:table-cell table:style-name="ce4" office:value-type="string">
            <text:p>[eleve_col.getDemiJourneesNonJustifieesPreRempli]</text:p>
          </table:table-cell>
          <table:table-cell table:style-name="ce4" office:value-type="string">
            <text:p>[eleve_col.getRetardsPreRempli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4/08/2010</text:date>, <text:time>15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4T15:14:40</dc:date>
    <meta:editing-cycles>46</meta:editing-cycles>
    <meta:editing-duration>PT01H47M21S</meta:editing-duration>
    <dc:creator>Josselin Jacquard</dc:creator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